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5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V-Slot 20x40x500mm Linear Rail</text:p>
          </table:table-cell>
          <table:table-cell table:formula="of:=7.33/1.21" office:value-type="float" office:value="6.05785123966942" calcext:value-type="float">
            <text:p>6.06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.2314049586777" calcext:value-type="float">
            <text:p>24.23</text:p>
          </table:table-cell>
          <table:table-cell office:value-type="string" calcext:value-type="string">
            <text:p>Frame</text:p>
          </table:table-cell>
        </table:table-row>
        <table:table-row table:style-name="ro1">
          <table:table-cell office:value-type="string" calcext:value-type="string">
            <text:p>V-Slot 20x20x1000mm Linear Rail</text:p>
          </table:table-cell>
          <table:table-cell table:formula="of:=10.68/1.21" office:value-type="float" office:value="8.82644628099174" calcext:value-type="float">
            <text:p>8.83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7.6528925619835" calcext:value-type="float">
            <text:p>17.65</text:p>
          </table:table-cell>
          <table:table-cell office:value-type="string" calcext:value-type="string">
            <text:p>Frame</text:p>
          </table:table-cell>
        </table:table-row>
        <table:table-row table:style-name="ro1">
          <table:table-cell office:value-type="string" calcext:value-type="string">
            <text:p>V-Slot 20x40x1000mm Linear Rail</text:p>
          </table:table-cell>
          <table:table-cell table:formula="of:=14.65/1.21" office:value-type="float" office:value="12.1074380165289" calcext:value-type="float">
            <text:p>12.1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2.1074380165289" calcext:value-type="float">
            <text:p>12.11</text:p>
          </table:table-cell>
          <table:table-cell office:value-type="string" calcext:value-type="string">
            <text:p>X-Axis</text:p>
          </table:table-cell>
        </table:table-row>
        <table:table-row table:style-name="ro1">
          <table:table-cell office:value-type="string" calcext:value-type="string">
            <text:p>V-Slot 20x80x1000mm Linear Rail</text:p>
          </table:table-cell>
          <table:table-cell table:formula="of:=22.63/1.21" office:value-type="float" office:value="18.702479338843" calcext:value-type="float">
            <text:p>18.7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74.8099173553719" calcext:value-type="float">
            <text:p>74.81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string" calcext:value-type="string">
            <text:p>12V Power Supply 33A 400W</text:p>
          </table:table-cell>
          <table:table-cell table:formula="of:=36.03/1.21" office:value-type="float" office:value="29.7768595041322" calcext:value-type="float">
            <text:p>29.78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9.7768595041322" calcext:value-type="float">
            <text:p>29.78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24V Power Supply 17A 400W</text:p>
          </table:table-cell>
          <table:table-cell table:formula="of:=47.77/1.21" office:value-type="float" office:value="39.4793388429752" calcext:value-type="float">
            <text:p>39.48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39.4793388429752" calcext:value-type="float">
            <text:p>39.48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NEMA 17 Stepper Motor 1.68A Bipolar 4 wires 77oz</text:p>
          </table:table-cell>
          <table:table-cell table:formula="of:=17/1.21" office:value-type="float" office:value="14.0495867768595" calcext:value-type="float">
            <text:p>14.05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56.198347107438" calcext:value-type="float">
            <text:p>56.20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D2:.D9])" office:value-type="float" office:value="254.256198347107" calcext:value-type="float">
            <text:p>254.26</text:p>
          </table:table-cell>
          <table:table-cell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1:56:40.7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6:07:13.542000000</meta:creation-date>
    <meta:generator>LibreOffice/7.1.1.2$Windows_X86_64 LibreOffice_project/fe0b08f4af1bacafe4c7ecc87ce55bb426164676</meta:generator>
    <dc:date>2021-05-25T11:59:39.601000000</dc:date>
    <meta:editing-duration>PT2H5M49S</meta:editing-duration>
    <meta:editing-cycles>9</meta:editing-cycles>
    <meta:document-statistic meta:table-count="1" meta:cell-count="41" meta:object-count="0"/>
  </office:meta>
</office:document-meta>
</file>